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42.16mm"/>
    </style:style>
    <style:style style:name="co4" style:family="table-column">
      <style:table-column-properties fo:break-before="auto" style:column-width="19.05mm"/>
    </style:style>
    <style:style style:name="co5" style:family="table-column">
      <style:table-column-properties fo:break-before="auto" style:column-width="48.28mm"/>
    </style:style>
    <style:style style:name="co6" style:family="table-column">
      <style:table-column-properties fo:break-before="auto" style:column-width="51.01mm"/>
    </style:style>
    <style:style style:name="co7" style:family="table-column">
      <style:table-column-properties fo:break-before="auto" style:column-width="51.82mm"/>
    </style:style>
    <style:style style:name="co8" style:family="table-column">
      <style:table-column-properties fo:break-before="auto" style:column-width="42.83mm"/>
    </style:style>
    <style:style style:name="co9" style:family="table-column">
      <style:table-column-properties fo:break-before="auto" style:column-width="30.04mm"/>
    </style:style>
    <style:style style:name="co10" style:family="table-column">
      <style:table-column-properties fo:break-before="auto" style:column-width="28.4mm"/>
    </style:style>
    <style:style style:name="co11" style:family="table-column">
      <style:table-column-properties fo:break-before="auto" style:column-width="3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earch_results_7" table:style-name="ta1">
        <table:table-column table:style-name="co1" table:visibility="collapse" table:number-columns-repeated="2" table:default-cell-style-name="Default"/>
        <table:table-column table:style-name="co2" table:number-columns-repeated="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2" table:visibility="collapse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ean_fit_time</text:p>
          </table:table-cell>
          <table:table-cell office:value-type="string" calcext:value-type="string">
            <text:p>mean_score_time</text:p>
          </table:table-cell>
          <table:table-cell office:value-type="string" calcext:value-type="string">
            <text:p>mean_test_score</text:p>
          </table:table-cell>
          <table:table-cell office:value-type="string" calcext:value-type="string">
            <text:p>mean_train_score</text:p>
          </table:table-cell>
          <table:table-cell office:value-type="string" calcext:value-type="string">
            <text:p>param_clf</text:p>
          </table:table-cell>
          <table:table-cell office:value-type="string" calcext:value-type="string">
            <text:p>param_clf__max_depth</text:p>
          </table:table-cell>
          <table:table-cell office:value-type="string" calcext:value-type="string">
            <text:p>param_clf__max_leaf_nodes</text:p>
          </table:table-cell>
          <table:table-cell office:value-type="string" calcext:value-type="string">
            <text:p>param_clf__min_samples_leaf</text:p>
          </table:table-cell>
          <table:table-cell office:value-type="string" calcext:value-type="string">
            <text:p>param_clf__min_samples_split</text:p>
          </table:table-cell>
          <table:table-cell office:value-type="string" calcext:value-type="string">
            <text:p>param_clf__n_estimators</text:p>
          </table:table-cell>
          <table:table-cell office:value-type="string" calcext:value-type="string">
            <text:p>param_select__k</text:p>
          </table:table-cell>
          <table:table-cell office:value-type="string" calcext:value-type="string">
            <text:p>rank_test_score</text:p>
          </table:table-cell>
          <table:table-cell office:value-type="string" calcext:value-type="string">
            <text:p>split0_test_score</text:p>
          </table:table-cell>
          <table:table-cell office:value-type="string" calcext:value-type="string">
            <text:p>split0_train_score</text:p>
          </table:table-cell>
          <table:table-cell office:value-type="string" calcext:value-type="string">
            <text:p>split1_test_score</text:p>
          </table:table-cell>
          <table:table-cell office:value-type="string" calcext:value-type="string">
            <text:p>split1_train_score</text:p>
          </table:table-cell>
          <table:table-cell office:value-type="string" calcext:value-type="string">
            <text:p>split2_test_score</text:p>
          </table:table-cell>
          <table:table-cell office:value-type="string" calcext:value-type="string">
            <text:p>split2_train_score</text:p>
          </table:table-cell>
          <table:table-cell office:value-type="string" calcext:value-type="string">
            <text:p>split3_test_score</text:p>
          </table:table-cell>
          <table:table-cell office:value-type="string" calcext:value-type="string">
            <text:p>split3_train_score</text:p>
          </table:table-cell>
          <table:table-cell office:value-type="string" calcext:value-type="string">
            <text:p>split4_test_score</text:p>
          </table:table-cell>
          <table:table-cell office:value-type="string" calcext:value-type="string">
            <text:p>split4_train_score</text:p>
          </table:table-cell>
          <table:table-cell office:value-type="string" calcext:value-type="string">
            <text:p>split5_test_score</text:p>
          </table:table-cell>
          <table:table-cell office:value-type="string" calcext:value-type="string">
            <text:p>split5_train_score</text:p>
          </table:table-cell>
          <table:table-cell office:value-type="string" calcext:value-type="string">
            <text:p>split6_test_score</text:p>
          </table:table-cell>
          <table:table-cell office:value-type="string" calcext:value-type="string">
            <text:p>split6_train_score</text:p>
          </table:table-cell>
          <table:table-cell office:value-type="string" calcext:value-type="string">
            <text:p>split7_test_score</text:p>
          </table:table-cell>
          <table:table-cell office:value-type="string" calcext:value-type="string">
            <text:p>split7_train_score</text:p>
          </table:table-cell>
          <table:table-cell office:value-type="string" calcext:value-type="string">
            <text:p>std_fit_time</text:p>
          </table:table-cell>
          <table:table-cell office:value-type="string" calcext:value-type="string">
            <text:p>std_score_time</text:p>
          </table:table-cell>
          <table:table-cell office:value-type="string" calcext:value-type="string">
            <text:p>std_test_score</text:p>
          </table:table-cell>
          <table:table-cell office:value-type="string" calcext:value-type="string">
            <text:p>std_train_score</text:p>
          </table:table-cell>
        </table:table-row>
        <table:table-row table:style-name="ro1">
          <table:table-cell office:value-type="float" office:value="20.9045324325562" calcext:value-type="float">
            <text:p>20.9045324325562</text:p>
          </table:table-cell>
          <table:table-cell office:value-type="float" office:value="2.25700613856316" calcext:value-type="float">
            <text:p>2.25700613856316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81789681221214" calcext:value-type="float">
            <text:p>0.981789681221214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83014861995754" calcext:value-type="float">
            <text:p>0.983014861995754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81599433828733" calcext:value-type="float">
            <text:p>0.981599433828733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83722576079264" calcext:value-type="float">
            <text:p>0.983722576079264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84441301272984" calcext:value-type="float">
            <text:p>0.984441301272984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78076379066478" calcext:value-type="float">
            <text:p>0.978076379066478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79505300353357" calcext:value-type="float">
            <text:p>0.979505300353357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84452296819788" calcext:value-type="float">
            <text:p>0.984452296819788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79505300353357" calcext:value-type="float">
            <text:p>0.979505300353357</text:p>
          </table:table-cell>
          <table:table-cell office:value-type="float" office:value="0.893980161159522" calcext:value-type="float">
            <text:p>0.893980161159522</text:p>
          </table:table-cell>
          <table:table-cell office:value-type="float" office:value="0.297058595916467" calcext:value-type="float">
            <text:p>0.297058595916467</text:p>
          </table:table-cell>
          <table:table-cell office:value-type="float" office:value="0.0161260303721692" calcext:value-type="float">
            <text:p>0.016126030372169</text:p>
          </table:table-cell>
          <table:table-cell office:value-type="float" office:value="0.00233504175682346" calcext:value-type="float">
            <text:p>0.002335041756823</text:p>
          </table:table-cell>
        </table:table-row>
        <table:table-row table:style-name="ro1">
          <table:table-cell office:value-type="float" office:value="16.7933393120766" calcext:value-type="float">
            <text:p>16.7933393120766</text:p>
          </table:table-cell>
          <table:table-cell office:value-type="float" office:value="1.6918728351593" calcext:value-type="float">
            <text:p>1.6918728351593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81789681221214" calcext:value-type="float">
            <text:p>0.981789681221214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0" calcext:value-type="float">
            <text:p>1100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83722576079264" calcext:value-type="float">
            <text:p>0.983722576079264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80891719745223" calcext:value-type="float">
            <text:p>0.980891719745223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83722576079264" calcext:value-type="float">
            <text:p>0.983722576079264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83734087694484" calcext:value-type="float">
            <text:p>0.983734087694484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78783592644979" calcext:value-type="float">
            <text:p>0.978783592644979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79505300353357" calcext:value-type="float">
            <text:p>0.979505300353357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84452296819788" calcext:value-type="float">
            <text:p>0.984452296819788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79505300353357" calcext:value-type="float">
            <text:p>0.979505300353357</text:p>
          </table:table-cell>
          <table:table-cell office:value-type="float" office:value="0.486013103283758" calcext:value-type="float">
            <text:p>0.486013103283758</text:p>
          </table:table-cell>
          <table:table-cell office:value-type="float" office:value="0.194226146689709" calcext:value-type="float">
            <text:p>0.194226146689709</text:p>
          </table:table-cell>
          <table:table-cell office:value-type="float" office:value="0.0167619345382709" calcext:value-type="float">
            <text:p>0.016761934538271</text:p>
          </table:table-cell>
          <table:table-cell office:value-type="float" office:value="0.00219721695170883" calcext:value-type="float">
            <text:p>0.002197216951709</text:p>
          </table:table-cell>
        </table:table-row>
        <table:table-row table:style-name="ro1">
          <table:table-cell office:value-type="float" office:value="17.4278407394886" calcext:value-type="float">
            <text:p>17.4278407394886</text:p>
          </table:table-cell>
          <table:table-cell office:value-type="float" office:value="1.69645753502846" calcext:value-type="float">
            <text:p>1.69645753502846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86209392653512" calcext:value-type="float">
            <text:p>0.986209392653512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0" calcext:value-type="float">
            <text:p>1100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87261146496815" calcext:value-type="float">
            <text:p>0.987261146496815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85845718329795" calcext:value-type="float">
            <text:p>0.985845718329795</text:p>
          </table:table-cell>
          <table:table-cell office:value-type="float" office:value="0.96551724137931" calcext:value-type="float">
            <text:p>0.96551724137931</text:p>
          </table:table-cell>
          <table:table-cell office:value-type="float" office:value="0.986553432413305" calcext:value-type="float">
            <text:p>0.986553432413305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5855728429986" calcext:value-type="float">
            <text:p>0.9858557284299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85148514851485" calcext:value-type="float">
            <text:p>0.985148514851485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85865724381626" calcext:value-type="float">
            <text:p>0.985865724381626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87985865724382" calcext:value-type="float">
            <text:p>0.987985865724382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85159010600707" calcext:value-type="float">
            <text:p>0.985159010600707</text:p>
          </table:table-cell>
          <table:table-cell office:value-type="float" office:value="0.653137239458812" calcext:value-type="float">
            <text:p>0.653137239458812</text:p>
          </table:table-cell>
          <table:table-cell office:value-type="float" office:value="0.196084200483429" calcext:value-type="float">
            <text:p>0.196084200483429</text:p>
          </table:table-cell>
          <table:table-cell office:value-type="float" office:value="0.0154159786257277" calcext:value-type="float">
            <text:p>0.015415978625728</text:p>
          </table:table-cell>
          <table:table-cell office:value-type="float" office:value="0.000934385862496756" calcext:value-type="float">
            <text:p>0.000934385862497</text:p>
          </table:table-cell>
        </table:table-row>
        <table:table-row table:style-name="ro1">
          <table:table-cell office:value-type="float" office:value="20.8062726855278" calcext:value-type="float">
            <text:p>20.8062726855278</text:p>
          </table:table-cell>
          <table:table-cell office:value-type="float" office:value="2.31286999583244" calcext:value-type="float">
            <text:p>2.31286999583244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8077058771735" calcext:value-type="float">
            <text:p>0.978077058771735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80184005661713" calcext:value-type="float">
            <text:p>0.980184005661713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9476291578202" calcext:value-type="float">
            <text:p>0.979476291578202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80184005661713" calcext:value-type="float">
            <text:p>0.980184005661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8783592644979" calcext:value-type="float">
            <text:p>0.978783592644979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73833097595474" calcext:value-type="float">
            <text:p>0.973833097595474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75971731448763" calcext:value-type="float">
            <text:p>0.975971731448763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80212014134276" calcext:value-type="float">
            <text:p>0.980212014134276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75971731448763" calcext:value-type="float">
            <text:p>0.975971731448763</text:p>
          </table:table-cell>
          <table:table-cell office:value-type="float" office:value="0.832707820770191" calcext:value-type="float">
            <text:p>0.832707820770191</text:p>
          </table:table-cell>
          <table:table-cell office:value-type="float" office:value="0.280804953336233" calcext:value-type="float">
            <text:p>0.280804953336233</text:p>
          </table:table-cell>
          <table:table-cell office:value-type="float" office:value="0.0175847796696525" calcext:value-type="float">
            <text:p>0.017584779669653</text:p>
          </table:table-cell>
          <table:table-cell office:value-type="float" office:value="0.00231218349440697" calcext:value-type="float">
            <text:p>0.002312183494407</text:p>
          </table:table-cell>
        </table:table-row>
        <table:table-row table:style-name="ro1">
          <table:table-cell office:value-type="float" office:value="16.368081510067" calcext:value-type="float">
            <text:p>16.368081510067</text:p>
          </table:table-cell>
          <table:table-cell office:value-type="float" office:value="1.53215226531029" calcext:value-type="float">
            <text:p>1.53215226531029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77811728465117" calcext:value-type="float">
            <text:p>0.977811728465117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0" calcext:value-type="float">
            <text:p>1100</text:p>
          </table:table-cell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80891719745223" calcext:value-type="float">
            <text:p>0.980891719745223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6645435244161" calcext:value-type="float">
            <text:p>0.976645435244161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80184005661713" calcext:value-type="float">
            <text:p>0.980184005661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8783592644979" calcext:value-type="float">
            <text:p>0.978783592644979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74540311173974" calcext:value-type="float">
            <text:p>0.974540311173974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75265017667845" calcext:value-type="float">
            <text:p>0.975265017667845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80212014134276" calcext:value-type="float">
            <text:p>0.980212014134276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75971731448763" calcext:value-type="float">
            <text:p>0.975971731448763</text:p>
          </table:table-cell>
          <table:table-cell office:value-type="float" office:value="0.326477946525315" calcext:value-type="float">
            <text:p>0.326477946525315</text:p>
          </table:table-cell>
          <table:table-cell office:value-type="float" office:value="0.159890963294581" calcext:value-type="float">
            <text:p>0.159890963294581</text:p>
          </table:table-cell>
          <table:table-cell office:value-type="float" office:value="0.018085205135054" calcext:value-type="float">
            <text:p>0.018085205135054</text:p>
          </table:table-cell>
          <table:table-cell office:value-type="float" office:value="0.00233863401732322" calcext:value-type="float">
            <text:p>0.002338634017323</text:p>
          </table:table-cell>
        </table:table-row>
        <table:table-row table:style-name="ro1">
          <table:table-cell office:value-type="float" office:value="22.4858610033989" calcext:value-type="float">
            <text:p>22.4858610033989</text:p>
          </table:table-cell>
          <table:table-cell office:value-type="float" office:value="2.08864656090736" calcext:value-type="float">
            <text:p>2.08864656090736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86032776771409" calcext:value-type="float">
            <text:p>0.986032776771409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87261146496815" calcext:value-type="float">
            <text:p>0.987261146496815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85845718329795" calcext:value-type="float">
            <text:p>0.985845718329795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87261146496815" calcext:value-type="float">
            <text:p>0.987261146496815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5148514851485" calcext:value-type="float">
            <text:p>0.985148514851485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85148514851485" calcext:value-type="float">
            <text:p>0.985148514851485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85159010600707" calcext:value-type="float">
            <text:p>0.985159010600707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87279151943463" calcext:value-type="float">
            <text:p>0.987279151943463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85159010600707" calcext:value-type="float">
            <text:p>0.985159010600707</text:p>
          </table:table-cell>
          <table:table-cell office:value-type="float" office:value="1.16381220232409" calcext:value-type="float">
            <text:p>1.16381220232409</text:p>
          </table:table-cell>
          <table:table-cell office:value-type="float" office:value="0.165540543772766" calcext:value-type="float">
            <text:p>0.165540543772766</text:p>
          </table:table-cell>
          <table:table-cell office:value-type="float" office:value="0.017131653886285" calcext:value-type="float">
            <text:p>0.017131653886285</text:p>
          </table:table-cell>
          <table:table-cell office:value-type="float" office:value="0.00098087965768381" calcext:value-type="float">
            <text:p>0.000980879657684</text:p>
          </table:table-cell>
        </table:table-row>
        <table:table-row table:style-name="ro1">
          <table:table-cell office:value-type="float" office:value="15.5737616717815" calcext:value-type="float">
            <text:p>15.5737616717815</text:p>
          </table:table-cell>
          <table:table-cell office:value-type="float" office:value="1.22426190972328" calcext:value-type="float">
            <text:p>1.22426190972328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76662130932867" calcext:value-type="float">
            <text:p>0.976662130932867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0" calcext:value-type="float">
            <text:p>1100</text:p>
          </table:table-cell>
          <table:table-cell office:value-type="float" office:value="6000" calcext:value-type="float">
            <text:p>6000</text:p>
          </table:table-cell>
          <table:table-cell office:value-type="float" office:value="7" calcext:value-type="float">
            <text:p>7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79476291578202" calcext:value-type="float">
            <text:p>0.979476291578202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8060863411182" calcext:value-type="float">
            <text:p>0.978060863411182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75230007077141" calcext:value-type="float">
            <text:p>0.975230007077141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6661951909477" calcext:value-type="float">
            <text:p>0.976661951909477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73125884016973" calcext:value-type="float">
            <text:p>0.973125884016973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75971731448763" calcext:value-type="float">
            <text:p>0.975971731448763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78798586572438" calcext:value-type="float">
            <text:p>0.978798586572438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75971731448763" calcext:value-type="float">
            <text:p>0.975971731448763</text:p>
          </table:table-cell>
          <table:table-cell office:value-type="float" office:value="0.772393316713103" calcext:value-type="float">
            <text:p>0.772393316713103</text:p>
          </table:table-cell>
          <table:table-cell office:value-type="float" office:value="0.161759712664095" calcext:value-type="float">
            <text:p>0.161759712664095</text:p>
          </table:table-cell>
          <table:table-cell office:value-type="float" office:value="0.0195438423114721" calcext:value-type="float">
            <text:p>0.019543842311472</text:p>
          </table:table-cell>
          <table:table-cell office:value-type="float" office:value="0.00193486818992802" calcext:value-type="float">
            <text:p>0.001934868189928</text:p>
          </table:table-cell>
        </table:table-row>
        <table:table-row table:style-name="ro1">
          <table:table-cell office:value-type="float" office:value="20.5336194932461" calcext:value-type="float">
            <text:p>20.5336194932461</text:p>
          </table:table-cell>
          <table:table-cell office:value-type="float" office:value="1.75305461883545" calcext:value-type="float">
            <text:p>1.75305461883545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81347922633442" calcext:value-type="float">
            <text:p>0.981347922633442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6000" calcext:value-type="float">
            <text:p>6000</text:p>
          </table:table-cell>
          <table:table-cell office:value-type="float" office:value="7" calcext:value-type="float">
            <text:p>7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84430290162774" calcext:value-type="float">
            <text:p>0.984430290162774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82307147912244" calcext:value-type="float">
            <text:p>0.982307147912244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81599433828733" calcext:value-type="float">
            <text:p>0.981599433828733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2319660537482" calcext:value-type="float">
            <text:p>0.982319660537482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7949080622348" calcext:value-type="float">
            <text:p>0.97949080622348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80212014134276" calcext:value-type="float">
            <text:p>0.980212014134276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80212014134276" calcext:value-type="float">
            <text:p>0.980212014134276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80212014134276" calcext:value-type="float">
            <text:p>0.980212014134276</text:p>
          </table:table-cell>
          <table:table-cell office:value-type="float" office:value="1.87060575756409" calcext:value-type="float">
            <text:p>1.87060575756409</text:p>
          </table:table-cell>
          <table:table-cell office:value-type="float" office:value="0.197761749545796" calcext:value-type="float">
            <text:p>0.197761749545796</text:p>
          </table:table-cell>
          <table:table-cell office:value-type="float" office:value="0.0195182178150327" calcext:value-type="float">
            <text:p>0.019518217815033</text:p>
          </table:table-cell>
          <table:table-cell office:value-type="float" office:value="0.00153086498720766" calcext:value-type="float">
            <text:p>0.001530864987208</text:p>
          </table:table-cell>
        </table:table-row>
        <table:table-row table:style-name="ro1">
          <table:table-cell office:value-type="float" office:value="18.2284582853317" calcext:value-type="float">
            <text:p>18.2284582853317</text:p>
          </table:table-cell>
          <table:table-cell office:value-type="float" office:value="8.10121551156044" calcext:value-type="float">
            <text:p>8.10121551156044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78695683317259" calcext:value-type="float">
            <text:p>0.978695683317259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0" calcext:value-type="float">
            <text:p>11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7" calcext:value-type="float">
            <text:p>7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80184005661713" calcext:value-type="float">
            <text:p>0.980184005661713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81599433828733" calcext:value-type="float">
            <text:p>0.981599433828733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78768577494692" calcext:value-type="float">
            <text:p>0.978768577494692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75954738330976" calcext:value-type="float">
            <text:p>0.975954738330976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78076379066478" calcext:value-type="float">
            <text:p>0.978076379066478</text:p>
          </table:table-cell>
          <table:table-cell office:value-type="float" office:value="0.900497512437811" calcext:value-type="float">
            <text:p>0.900497512437811</text:p>
          </table:table-cell>
          <table:table-cell office:value-type="float" office:value="0.978091872791519" calcext:value-type="float">
            <text:p>0.978091872791519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9505300353357" calcext:value-type="float">
            <text:p>0.979505300353357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77385159010601" calcext:value-type="float">
            <text:p>0.977385159010601</text:p>
          </table:table-cell>
          <table:table-cell office:value-type="float" office:value="1.78042185173398" calcext:value-type="float">
            <text:p>1.78042185173398</text:p>
          </table:table-cell>
          <table:table-cell office:value-type="float" office:value="0.675134131945379" calcext:value-type="float">
            <text:p>0.675134131945379</text:p>
          </table:table-cell>
          <table:table-cell office:value-type="float" office:value="0.020779298309968" calcext:value-type="float">
            <text:p>0.020779298309968</text:p>
          </table:table-cell>
          <table:table-cell office:value-type="float" office:value="0.00163118216419611" calcext:value-type="float">
            <text:p>0.001631182164196</text:p>
          </table:table-cell>
        </table:table-row>
        <table:table-row table:style-name="ro1">
          <table:table-cell office:value-type="float" office:value="24.0964345633984" calcext:value-type="float">
            <text:p>24.0964345633984</text:p>
          </table:table-cell>
          <table:table-cell office:value-type="float" office:value="1.82872232794762" calcext:value-type="float">
            <text:p>1.82872232794762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76573541634605" calcext:value-type="float">
            <text:p>0.976573541634605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6000" calcext:value-type="float">
            <text:p>6000</text:p>
          </table:table-cell>
          <table:table-cell office:value-type="float" office:value="10" calcext:value-type="float">
            <text:p>10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78768577494692" calcext:value-type="float">
            <text:p>0.978768577494692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8060863411182" calcext:value-type="float">
            <text:p>0.978060863411182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74522292993631" calcext:value-type="float">
            <text:p>0.974522292993631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5954738330976" calcext:value-type="float">
            <text:p>0.97595473833097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73833097595474" calcext:value-type="float">
            <text:p>0.973833097595474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77385159010601" calcext:value-type="float">
            <text:p>0.977385159010601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78091872791519" calcext:value-type="float">
            <text:p>0.978091872791519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75971731448763" calcext:value-type="float">
            <text:p>0.975971731448763</text:p>
          </table:table-cell>
          <table:table-cell office:value-type="float" office:value="1.66577229534941" calcext:value-type="float">
            <text:p>1.66577229534941</text:p>
          </table:table-cell>
          <table:table-cell office:value-type="float" office:value="0.17383710190083" calcext:value-type="float">
            <text:p>0.17383710190083</text:p>
          </table:table-cell>
          <table:table-cell office:value-type="float" office:value="0.0198020932306189" calcext:value-type="float">
            <text:p>0.019802093230619</text:p>
          </table:table-cell>
          <table:table-cell office:value-type="float" office:value="0.00167545174163185" calcext:value-type="float">
            <text:p>0.001675451741632</text:p>
          </table:table-cell>
        </table:table-row>
        <table:table-row table:style-name="ro1">
          <table:table-cell office:value-type="float" office:value="26.7496369481087" calcext:value-type="float">
            <text:p>26.7496369481087</text:p>
          </table:table-cell>
          <table:table-cell office:value-type="float" office:value="2.02314403653145" calcext:value-type="float">
            <text:p>2.02314403653145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8665146379163" calcext:value-type="float">
            <text:p>0.98665146379163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6000" calcext:value-type="float">
            <text:p>6000</text:p>
          </table:table-cell>
          <table:table-cell office:value-type="float" office:value="10" calcext:value-type="float">
            <text:p>10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87968860580326" calcext:value-type="float">
            <text:p>0.987968860580326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87261146496815" calcext:value-type="float">
            <text:p>0.987261146496815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85845718329795" calcext:value-type="float">
            <text:p>0.985845718329795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7270155586987" calcext:value-type="float">
            <text:p>0.987270155586987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85148514851485" calcext:value-type="float">
            <text:p>0.985148514851485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86572438162544" calcext:value-type="float">
            <text:p>0.986572438162544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87279151943463" calcext:value-type="float">
            <text:p>0.987279151943463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85865724381626" calcext:value-type="float">
            <text:p>0.985865724381626</text:p>
          </table:table-cell>
          <table:table-cell office:value-type="float" office:value="1.75091247960168" calcext:value-type="float">
            <text:p>1.75091247960168</text:p>
          </table:table-cell>
          <table:table-cell office:value-type="float" office:value="0.457387682519452" calcext:value-type="float">
            <text:p>0.457387682519452</text:p>
          </table:table-cell>
          <table:table-cell office:value-type="float" office:value="0.0184968287792568" calcext:value-type="float">
            <text:p>0.018496828779257</text:p>
          </table:table-cell>
          <table:table-cell office:value-type="float" office:value="0.000895525822484937" calcext:value-type="float">
            <text:p>0.000895525822485</text:p>
          </table:table-cell>
        </table:table-row>
        <table:table-row table:style-name="ro1">
          <table:table-cell office:value-type="float" office:value="17.137284129858" calcext:value-type="float">
            <text:p>17.137284129858</text:p>
          </table:table-cell>
          <table:table-cell office:value-type="float" office:value="1.48176741600037" calcext:value-type="float">
            <text:p>1.4817674160003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81171119150389" calcext:value-type="float">
            <text:p>0.981171119150389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0" calcext:value-type="float">
            <text:p>1100</text:p>
          </table:table-cell>
          <table:table-cell office:value-type="float" office:value="6000" calcext:value-type="float">
            <text:p>6000</text:p>
          </table:table-cell>
          <table:table-cell office:value-type="float" office:value="12" calcext:value-type="float">
            <text:p>12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83722576079264" calcext:value-type="float">
            <text:p>0.983722576079264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82307147912244" calcext:value-type="float">
            <text:p>0.982307147912244</text:p>
          </table:table-cell>
          <table:table-cell office:value-type="float" office:value="0.96551724137931" calcext:value-type="float">
            <text:p>0.96551724137931</text:p>
          </table:table-cell>
          <table:table-cell office:value-type="float" office:value="0.981599433828733" calcext:value-type="float">
            <text:p>0.981599433828733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82319660537482" calcext:value-type="float">
            <text:p>0.98231966053748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7949080622348" calcext:value-type="float">
            <text:p>0.97949080622348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79505300353357" calcext:value-type="float">
            <text:p>0.979505300353357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80918727915194" calcext:value-type="float">
            <text:p>0.980918727915194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79505300353357" calcext:value-type="float">
            <text:p>0.979505300353357</text:p>
          </table:table-cell>
          <table:table-cell office:value-type="float" office:value="0.584851166280905" calcext:value-type="float">
            <text:p>0.584851166280905</text:p>
          </table:table-cell>
          <table:table-cell office:value-type="float" office:value="0.16775502825658" calcext:value-type="float">
            <text:p>0.16775502825658</text:p>
          </table:table-cell>
          <table:table-cell office:value-type="float" office:value="0.0194080514067217" calcext:value-type="float">
            <text:p>0.019408051406722</text:p>
          </table:table-cell>
          <table:table-cell office:value-type="float" office:value="0.00148913364016838" calcext:value-type="float">
            <text:p>0.001489133640168</text:p>
          </table:table-cell>
        </table:table-row>
        <table:table-row table:style-name="ro1">
          <table:table-cell office:value-type="float" office:value="26.7946558892727" calcext:value-type="float">
            <text:p>26.7946558892727</text:p>
          </table:table-cell>
          <table:table-cell office:value-type="float" office:value="11.5978842079639" calcext:value-type="float">
            <text:p>11.597884207963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8519067258298" calcext:value-type="float">
            <text:p>0.978519067258298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" calcext:value-type="float">
            <text:p>12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79476291578202" calcext:value-type="float">
            <text:p>0.979476291578202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81599433828733" calcext:value-type="float">
            <text:p>0.981599433828733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78768577494692" calcext:value-type="float">
            <text:p>0.978768577494692</text:p>
          </table:table-cell>
          <table:table-cell office:value-type="float" office:value="0.905940594059406" calcext:value-type="float">
            <text:p>0.905940594059406</text:p>
          </table:table-cell>
          <table:table-cell office:value-type="float" office:value="0.976661951909477" calcext:value-type="float">
            <text:p>0.976661951909477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949080622348" calcext:value-type="float">
            <text:p>0.97949080622348</text:p>
          </table:table-cell>
          <table:table-cell office:value-type="float" office:value="0.900497512437811" calcext:value-type="float">
            <text:p>0.900497512437811</text:p>
          </table:table-cell>
          <table:table-cell office:value-type="float" office:value="0.976678445229682" calcext:value-type="float">
            <text:p>0.976678445229682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79505300353357" calcext:value-type="float">
            <text:p>0.979505300353357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75971731448763" calcext:value-type="float">
            <text:p>0.975971731448763</text:p>
          </table:table-cell>
          <table:table-cell office:value-type="float" office:value="2.79460287959588" calcext:value-type="float">
            <text:p>2.79460287959588</text:p>
          </table:table-cell>
          <table:table-cell office:value-type="float" office:value="0.564914642564455" calcext:value-type="float">
            <text:p>0.564914642564455</text:p>
          </table:table-cell>
          <table:table-cell office:value-type="float" office:value="0.0233466843591739" calcext:value-type="float">
            <text:p>0.023346684359174</text:p>
          </table:table-cell>
          <table:table-cell office:value-type="float" office:value="0.00179268691134182" calcext:value-type="float">
            <text:p>0.001792686911342</text:p>
          </table:table-cell>
        </table:table-row>
        <table:table-row table:style-name="ro1">
          <table:table-cell office:value-type="float" office:value="21.7329052090645" calcext:value-type="float">
            <text:p>21.7329052090645</text:p>
          </table:table-cell>
          <table:table-cell office:value-type="float" office:value="12.372521340847" calcext:value-type="float">
            <text:p>12.37252134084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931418273653" calcext:value-type="float">
            <text:p>0.97931418273653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12" calcext:value-type="float">
            <text:p>12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82307147912244" calcext:value-type="float">
            <text:p>0.982307147912244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80184005661713" calcext:value-type="float">
            <text:p>0.980184005661713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77353149327672" calcext:value-type="float">
            <text:p>0.977353149327672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76661951909477" calcext:value-type="float">
            <text:p>0.976661951909477</text:p>
          </table:table-cell>
          <table:table-cell office:value-type="float" office:value="0.900497512437811" calcext:value-type="float">
            <text:p>0.900497512437811</text:p>
          </table:table-cell>
          <table:table-cell office:value-type="float" office:value="0.979505300353357" calcext:value-type="float">
            <text:p>0.979505300353357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81625441696113" calcext:value-type="float">
            <text:p>0.981625441696113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76678445229682" calcext:value-type="float">
            <text:p>0.976678445229682</text:p>
          </table:table-cell>
          <table:table-cell office:value-type="float" office:value="1.10714530436918" calcext:value-type="float">
            <text:p>1.10714530436918</text:p>
          </table:table-cell>
          <table:table-cell office:value-type="float" office:value="0.996337859884335" calcext:value-type="float">
            <text:p>0.996337859884335</text:p>
          </table:table-cell>
          <table:table-cell office:value-type="float" office:value="0.021231012090128" calcext:value-type="float">
            <text:p>0.021231012090128</text:p>
          </table:table-cell>
          <table:table-cell office:value-type="float" office:value="0.00205247219651759" calcext:value-type="float">
            <text:p>0.002052472196518</text:p>
          </table:table-cell>
        </table:table-row>
        <table:table-row table:style-name="ro1">
          <table:table-cell office:value-type="float" office:value="20.0193128287792" calcext:value-type="float">
            <text:p>20.0193128287792</text:p>
          </table:table-cell>
          <table:table-cell office:value-type="float" office:value="8.17512699961662" calcext:value-type="float">
            <text:p>8.1751269996166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79844843084482" calcext:value-type="float">
            <text:p>0.979844843084482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0" calcext:value-type="float">
            <text:p>11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15" calcext:value-type="float">
            <text:p>15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82307147912244" calcext:value-type="float">
            <text:p>0.982307147912244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80891719745223" calcext:value-type="float">
            <text:p>0.980891719745223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78768577494692" calcext:value-type="float">
            <text:p>0.978768577494692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1612446958981" calcext:value-type="float">
            <text:p>0.981612446958981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78076379066478" calcext:value-type="float">
            <text:p>0.978076379066478</text:p>
          </table:table-cell>
          <table:table-cell office:value-type="float" office:value="0.900497512437811" calcext:value-type="float">
            <text:p>0.900497512437811</text:p>
          </table:table-cell>
          <table:table-cell office:value-type="float" office:value="0.976678445229682" calcext:value-type="float">
            <text:p>0.976678445229682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82332155477032" calcext:value-type="float">
            <text:p>0.982332155477032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78091872791519" calcext:value-type="float">
            <text:p>0.978091872791519</text:p>
          </table:table-cell>
          <table:table-cell office:value-type="float" office:value="1.57863813343581" calcext:value-type="float">
            <text:p>1.57863813343581</text:p>
          </table:table-cell>
          <table:table-cell office:value-type="float" office:value="1.02508074219592" calcext:value-type="float">
            <text:p>1.02508074219592</text:p>
          </table:table-cell>
          <table:table-cell office:value-type="float" office:value="0.0213583327157021" calcext:value-type="float">
            <text:p>0.021358332715702</text:p>
          </table:table-cell>
          <table:table-cell office:value-type="float" office:value="0.00205714714557964" calcext:value-type="float">
            <text:p>0.00205714714558</text:p>
          </table:table-cell>
        </table:table-row>
        <table:table-row table:style-name="ro1">
          <table:table-cell office:value-type="float" office:value="19.2281140387058" calcext:value-type="float">
            <text:p>19.2281140387058</text:p>
          </table:table-cell>
          <table:table-cell office:value-type="float" office:value="8.17198544740677" calcext:value-type="float">
            <text:p>8.17198544740677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8010998579015" calcext:value-type="float">
            <text:p>0.98010998579015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0" calcext:value-type="float">
            <text:p>11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15" calcext:value-type="float">
            <text:p>15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83014861995754" calcext:value-type="float">
            <text:p>0.983014861995754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80891719745223" calcext:value-type="float">
            <text:p>0.980891719745223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78768577494692" calcext:value-type="float">
            <text:p>0.978768577494692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1612446958981" calcext:value-type="float">
            <text:p>0.981612446958981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78076379066478" calcext:value-type="float">
            <text:p>0.978076379066478</text:p>
          </table:table-cell>
          <table:table-cell office:value-type="float" office:value="0.900497512437811" calcext:value-type="float">
            <text:p>0.900497512437811</text:p>
          </table:table-cell>
          <table:table-cell office:value-type="float" office:value="0.977385159010601" calcext:value-type="float">
            <text:p>0.977385159010601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82332155477032" calcext:value-type="float">
            <text:p>0.982332155477032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78798586572438" calcext:value-type="float">
            <text:p>0.978798586572438</text:p>
          </table:table-cell>
          <table:table-cell office:value-type="float" office:value="0.91626649267552" calcext:value-type="float">
            <text:p>0.91626649267552</text:p>
          </table:table-cell>
          <table:table-cell office:value-type="float" office:value="1.51789984812428" calcext:value-type="float">
            <text:p>1.51789984812428</text:p>
          </table:table-cell>
          <table:table-cell office:value-type="float" office:value="0.0213583327157021" calcext:value-type="float">
            <text:p>0.021358332715702</text:p>
          </table:table-cell>
          <table:table-cell office:value-type="float" office:value="0.00197876927773272" calcext:value-type="float">
            <text:p>0.001978769277733</text:p>
          </table:table-cell>
        </table:table-row>
        <table:table-row table:style-name="ro1">
          <table:table-cell office:value-type="float" office:value="18.7174458801746" calcext:value-type="float">
            <text:p>18.7174458801746</text:p>
          </table:table-cell>
          <table:table-cell office:value-type="float" office:value="1.32208409905434" calcext:value-type="float">
            <text:p>1.32208409905434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8638632117439" calcext:value-type="float">
            <text:p>0.98638632117439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0" calcext:value-type="float">
            <text:p>1100</text:p>
          </table:table-cell>
          <table:table-cell office:value-type="float" office:value="6000" calcext:value-type="float">
            <text:p>6000</text:p>
          </table:table-cell>
          <table:table-cell office:value-type="float" office:value="15" calcext:value-type="float">
            <text:p>15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87261146496815" calcext:value-type="float">
            <text:p>0.987261146496815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87261146496815" calcext:value-type="float">
            <text:p>0.987261146496815</text:p>
          </table:table-cell>
          <table:table-cell office:value-type="float" office:value="0.96551724137931" calcext:value-type="float">
            <text:p>0.96551724137931</text:p>
          </table:table-cell>
          <table:table-cell office:value-type="float" office:value="0.986553432413305" calcext:value-type="float">
            <text:p>0.986553432413305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5855728429986" calcext:value-type="float">
            <text:p>0.985855728429986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85148514851485" calcext:value-type="float">
            <text:p>0.985148514851485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85865724381626" calcext:value-type="float">
            <text:p>0.985865724381626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87279151943463" calcext:value-type="float">
            <text:p>0.987279151943463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85865724381626" calcext:value-type="float">
            <text:p>0.985865724381626</text:p>
          </table:table-cell>
          <table:table-cell office:value-type="float" office:value="1.83381706098643" calcext:value-type="float">
            <text:p>1.83381706098643</text:p>
          </table:table-cell>
          <table:table-cell office:value-type="float" office:value="0.0695782134513919" calcext:value-type="float">
            <text:p>0.069578213451392</text:p>
          </table:table-cell>
          <table:table-cell office:value-type="float" office:value="0.0180131783509734" calcext:value-type="float">
            <text:p>0.018013178350974</text:p>
          </table:table-cell>
          <table:table-cell office:value-type="float" office:value="0.000767418304495601" calcext:value-type="float">
            <text:p>0.000767418304496</text:p>
          </table:table-cell>
        </table:table-row>
        <table:table-row table:style-name="ro1">
          <table:table-cell office:value-type="float" office:value="16.546893954277" calcext:value-type="float">
            <text:p>16.546893954277</text:p>
          </table:table-cell>
          <table:table-cell office:value-type="float" office:value="7.24340206384659" calcext:value-type="float">
            <text:p>7.24340206384659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79048665005818" calcext:value-type="float">
            <text:p>0.979048665005818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0" calcext:value-type="float">
            <text:p>11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8" calcext:value-type="float">
            <text:p>18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80184005661713" calcext:value-type="float">
            <text:p>0.980184005661713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80184005661713" calcext:value-type="float">
            <text:p>0.980184005661713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77353149327672" calcext:value-type="float">
            <text:p>0.977353149327672</text:p>
          </table:table-cell>
          <table:table-cell office:value-type="float" office:value="0.910891089108911" calcext:value-type="float">
            <text:p>0.910891089108911</text:p>
          </table:table-cell>
          <table:table-cell office:value-type="float" office:value="0.97949080622348" calcext:value-type="float">
            <text:p>0.97949080622348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5954738330976" calcext:value-type="float">
            <text:p>0.975954738330976</text:p>
          </table:table-cell>
          <table:table-cell office:value-type="float" office:value="0.900497512437811" calcext:value-type="float">
            <text:p>0.900497512437811</text:p>
          </table:table-cell>
          <table:table-cell office:value-type="float" office:value="0.977385159010601" calcext:value-type="float">
            <text:p>0.977385159010601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81625441696113" calcext:value-type="float">
            <text:p>0.981625441696113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80212014134276" calcext:value-type="float">
            <text:p>0.980212014134276</text:p>
          </table:table-cell>
          <table:table-cell office:value-type="float" office:value="0.626328586097341" calcext:value-type="float">
            <text:p>0.626328586097341</text:p>
          </table:table-cell>
          <table:table-cell office:value-type="float" office:value="0.312172137960874" calcext:value-type="float">
            <text:p>0.312172137960874</text:p>
          </table:table-cell>
          <table:table-cell office:value-type="float" office:value="0.0223245919045347" calcext:value-type="float">
            <text:p>0.022324591904535</text:p>
          </table:table-cell>
          <table:table-cell office:value-type="float" office:value="0.00180211864387465" calcext:value-type="float">
            <text:p>0.001802118643875</text:p>
          </table:table-cell>
        </table:table-row>
        <table:table-row table:style-name="ro1">
          <table:table-cell office:value-type="float" office:value="20.4906176924705" calcext:value-type="float">
            <text:p>20.4906176924705</text:p>
          </table:table-cell>
          <table:table-cell office:value-type="float" office:value="12.7627104520798" calcext:value-type="float">
            <text:p>12.7627104520798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80816887172019" calcext:value-type="float">
            <text:p>0.980816887172019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18" calcext:value-type="float">
            <text:p>18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81599433828733" calcext:value-type="float">
            <text:p>0.981599433828733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83014861995754" calcext:value-type="float">
            <text:p>0.983014861995754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79476291578202" calcext:value-type="float">
            <text:p>0.979476291578202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78783592644979" calcext:value-type="float">
            <text:p>0.978783592644979</text:p>
          </table:table-cell>
          <table:table-cell office:value-type="float" office:value="0.895522388059701" calcext:value-type="float">
            <text:p>0.895522388059701</text:p>
          </table:table-cell>
          <table:table-cell office:value-type="float" office:value="0.979505300353357" calcext:value-type="float">
            <text:p>0.979505300353357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85159010600707" calcext:value-type="float">
            <text:p>0.985159010600707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78798586572438" calcext:value-type="float">
            <text:p>0.978798586572438</text:p>
          </table:table-cell>
          <table:table-cell office:value-type="float" office:value="1.05497113822939" calcext:value-type="float">
            <text:p>1.05497113822939</text:p>
          </table:table-cell>
          <table:table-cell office:value-type="float" office:value="0.447198563674312" calcext:value-type="float">
            <text:p>0.447198563674312</text:p>
          </table:table-cell>
          <table:table-cell office:value-type="float" office:value="0.0221230959167229" calcext:value-type="float">
            <text:p>0.022123095916723</text:p>
          </table:table-cell>
          <table:table-cell office:value-type="float" office:value="0.0021332424194279" calcext:value-type="float">
            <text:p>0.002133242419428</text:p>
          </table:table-cell>
        </table:table-row>
        <table:table-row table:style-name="ro1">
          <table:table-cell office:value-type="float" office:value="17.3103085458279" calcext:value-type="float">
            <text:p>17.3103085458279</text:p>
          </table:table-cell>
          <table:table-cell office:value-type="float" office:value="7.03781712055206" calcext:value-type="float">
            <text:p>7.03781712055206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79755878849604" calcext:value-type="float">
            <text:p>0.979755878849604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0" calcext:value-type="float">
            <text:p>11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8" calcext:value-type="float">
            <text:p>18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81599433828733" calcext:value-type="float">
            <text:p>0.981599433828733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80891719745223" calcext:value-type="float">
            <text:p>0.980891719745223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77353149327672" calcext:value-type="float">
            <text:p>0.977353149327672</text:p>
          </table:table-cell>
          <table:table-cell office:value-type="float" office:value="0.910891089108911" calcext:value-type="float">
            <text:p>0.910891089108911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6661951909477" calcext:value-type="float">
            <text:p>0.976661951909477</text:p>
          </table:table-cell>
          <table:table-cell office:value-type="float" office:value="0.900497512437811" calcext:value-type="float">
            <text:p>0.900497512437811</text:p>
          </table:table-cell>
          <table:table-cell office:value-type="float" office:value="0.977385159010601" calcext:value-type="float">
            <text:p>0.977385159010601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82332155477032" calcext:value-type="float">
            <text:p>0.982332155477032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81625441696113" calcext:value-type="float">
            <text:p>0.981625441696113</text:p>
          </table:table-cell>
          <table:table-cell office:value-type="float" office:value="0.746353979683553" calcext:value-type="float">
            <text:p>0.746353979683553</text:p>
          </table:table-cell>
          <table:table-cell office:value-type="float" office:value="0.747277588338119" calcext:value-type="float">
            <text:p>0.747277588338119</text:p>
          </table:table-cell>
          <table:table-cell office:value-type="float" office:value="0.0223245919045347" calcext:value-type="float">
            <text:p>0.022324591904535</text:p>
          </table:table-cell>
          <table:table-cell office:value-type="float" office:value="0.00212080734163116" calcext:value-type="float">
            <text:p>0.002120807341631</text:p>
          </table:table-cell>
        </table:table-row>
        <table:table-row table:style-name="ro1">
          <table:table-cell office:value-type="float" office:value="20.8863299489021" calcext:value-type="float">
            <text:p>20.8863299489021</text:p>
          </table:table-cell>
          <table:table-cell office:value-type="float" office:value="12.7683460116386" calcext:value-type="float">
            <text:p>12.7683460116386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80993690566644" calcext:value-type="float">
            <text:p>0.980993690566644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18" calcext:value-type="float">
            <text:p>18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81599433828733" calcext:value-type="float">
            <text:p>0.981599433828733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83014861995754" calcext:value-type="float">
            <text:p>0.983014861995754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79476291578202" calcext:value-type="float">
            <text:p>0.979476291578202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80905233380481" calcext:value-type="float">
            <text:p>0.980905233380481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7949080622348" calcext:value-type="float">
            <text:p>0.97949080622348</text:p>
          </table:table-cell>
          <table:table-cell office:value-type="float" office:value="0.895522388059701" calcext:value-type="float">
            <text:p>0.895522388059701</text:p>
          </table:table-cell>
          <table:table-cell office:value-type="float" office:value="0.979505300353357" calcext:value-type="float">
            <text:p>0.979505300353357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85159010600707" calcext:value-type="float">
            <text:p>0.985159010600707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78798586572438" calcext:value-type="float">
            <text:p>0.978798586572438</text:p>
          </table:table-cell>
          <table:table-cell office:value-type="float" office:value="1.13359499951954" calcext:value-type="float">
            <text:p>1.13359499951954</text:p>
          </table:table-cell>
          <table:table-cell office:value-type="float" office:value="0.761776598343415" calcext:value-type="float">
            <text:p>0.761776598343415</text:p>
          </table:table-cell>
          <table:table-cell office:value-type="float" office:value="0.0221230959167229" calcext:value-type="float">
            <text:p>0.022123095916723</text:p>
          </table:table-cell>
          <table:table-cell office:value-type="float" office:value="0.00204342612163996" calcext:value-type="float">
            <text:p>0.00204342612164</text:p>
          </table:table-cell>
        </table:table-row>
        <table:table-row table:style-name="ro1">
          <table:table-cell office:value-type="float" office:value="19.5579088926315" calcext:value-type="float">
            <text:p>19.5579088926315</text:p>
          </table:table-cell>
          <table:table-cell office:value-type="float" office:value="10.6406610608101" calcext:value-type="float">
            <text:p>10.640661060810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8872236459379" calcext:value-type="float">
            <text:p>0.978872236459379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2" calcext:value-type="float">
            <text:p>22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80184005661713" calcext:value-type="float">
            <text:p>0.980184005661713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80184005661713" calcext:value-type="float">
            <text:p>0.980184005661713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77353149327672" calcext:value-type="float">
            <text:p>0.977353149327672</text:p>
          </table:table-cell>
          <table:table-cell office:value-type="float" office:value="0.910891089108911" calcext:value-type="float">
            <text:p>0.910891089108911</text:p>
          </table:table-cell>
          <table:table-cell office:value-type="float" office:value="0.981612446958981" calcext:value-type="float">
            <text:p>0.981612446958981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6661951909477" calcext:value-type="float">
            <text:p>0.976661951909477</text:p>
          </table:table-cell>
          <table:table-cell office:value-type="float" office:value="0.900497512437811" calcext:value-type="float">
            <text:p>0.900497512437811</text:p>
          </table:table-cell>
          <table:table-cell office:value-type="float" office:value="0.975971731448763" calcext:value-type="float">
            <text:p>0.975971731448763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82332155477032" calcext:value-type="float">
            <text:p>0.982332155477032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76678445229682" calcext:value-type="float">
            <text:p>0.976678445229682</text:p>
          </table:table-cell>
          <table:table-cell office:value-type="float" office:value="0.812670268851485" calcext:value-type="float">
            <text:p>0.812670268851485</text:p>
          </table:table-cell>
          <table:table-cell office:value-type="float" office:value="0.648215636317035" calcext:value-type="float">
            <text:p>0.648215636317035</text:p>
          </table:table-cell>
          <table:table-cell office:value-type="float" office:value="0.0215060684258925" calcext:value-type="float">
            <text:p>0.021506068425893</text:p>
          </table:table-cell>
          <table:table-cell office:value-type="float" office:value="0.0023275497538342" calcext:value-type="float">
            <text:p>0.002327549753834</text:p>
          </table:table-cell>
        </table:table-row>
        <table:table-row table:style-name="ro1">
          <table:table-cell office:value-type="float" office:value="19.8942073583603" calcext:value-type="float">
            <text:p>19.8942073583603</text:p>
          </table:table-cell>
          <table:table-cell office:value-type="float" office:value="10.3788483738899" calcext:value-type="float">
            <text:p>10.378848373889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9932744718927" calcext:value-type="float">
            <text:p>0.979932744718927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2" calcext:value-type="float">
            <text:p>22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80184005661713" calcext:value-type="float">
            <text:p>0.980184005661713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81599433828733" calcext:value-type="float">
            <text:p>0.981599433828733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78060863411182" calcext:value-type="float">
            <text:p>0.978060863411182</text:p>
          </table:table-cell>
          <table:table-cell office:value-type="float" office:value="0.910891089108911" calcext:value-type="float">
            <text:p>0.910891089108911</text:p>
          </table:table-cell>
          <table:table-cell office:value-type="float" office:value="0.981612446958981" calcext:value-type="float">
            <text:p>0.981612446958981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7369165487977" calcext:value-type="float">
            <text:p>0.977369165487977</text:p>
          </table:table-cell>
          <table:table-cell office:value-type="float" office:value="0.900497512437811" calcext:value-type="float">
            <text:p>0.900497512437811</text:p>
          </table:table-cell>
          <table:table-cell office:value-type="float" office:value="0.976678445229682" calcext:value-type="float">
            <text:p>0.976678445229682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8303886925795" calcext:value-type="float">
            <text:p>0.98303886925795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80918727915194" calcext:value-type="float">
            <text:p>0.980918727915194</text:p>
          </table:table-cell>
          <table:table-cell office:value-type="float" office:value="0.827837602957564" calcext:value-type="float">
            <text:p>0.827837602957564</text:p>
          </table:table-cell>
          <table:table-cell office:value-type="float" office:value="0.45402366252234" calcext:value-type="float">
            <text:p>0.45402366252234</text:p>
          </table:table-cell>
          <table:table-cell office:value-type="float" office:value="0.0215060684258925" calcext:value-type="float">
            <text:p>0.021506068425893</text:p>
          </table:table-cell>
          <table:table-cell office:value-type="float" office:value="0.00214909574152561" calcext:value-type="float">
            <text:p>0.002149095741526</text:p>
          </table:table-cell>
        </table:table-row>
        <table:table-row table:style-name="ro1">
          <table:table-cell office:value-type="float" office:value="19.3881895244122" calcext:value-type="float">
            <text:p>19.3881895244122</text:p>
          </table:table-cell>
          <table:table-cell office:value-type="float" office:value="11.8439972698689" calcext:value-type="float">
            <text:p>11.8439972698689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80198137500243" calcext:value-type="float">
            <text:p>0.980198137500243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4" calcext:value-type="float">
            <text:p>24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82307147912244" calcext:value-type="float">
            <text:p>0.982307147912244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81599433828733" calcext:value-type="float">
            <text:p>0.981599433828733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78060863411182" calcext:value-type="float">
            <text:p>0.978060863411182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8783592644979" calcext:value-type="float">
            <text:p>0.978783592644979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80212014134276" calcext:value-type="float">
            <text:p>0.980212014134276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82332155477032" calcext:value-type="float">
            <text:p>0.982332155477032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78091872791519" calcext:value-type="float">
            <text:p>0.978091872791519</text:p>
          </table:table-cell>
          <table:table-cell office:value-type="float" office:value="0.616158857068654" calcext:value-type="float">
            <text:p>0.616158857068654</text:p>
          </table:table-cell>
          <table:table-cell office:value-type="float" office:value="0.476423711634464" calcext:value-type="float">
            <text:p>0.476423711634464</text:p>
          </table:table-cell>
          <table:table-cell office:value-type="float" office:value="0.0200763510488601" calcext:value-type="float">
            <text:p>0.02007635104886</text:p>
          </table:table-cell>
          <table:table-cell office:value-type="float" office:value="0.00165721944536586" calcext:value-type="float">
            <text:p>0.001657219445366</text:p>
          </table:table-cell>
        </table:table-row>
        <table:table-row table:style-name="ro1">
          <table:table-cell office:value-type="float" office:value="17.9036824405193" calcext:value-type="float">
            <text:p>17.9036824405193</text:p>
          </table:table-cell>
          <table:table-cell office:value-type="float" office:value="7.75304991006851" calcext:value-type="float">
            <text:p>7.75304991006851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80198262449639" calcext:value-type="float">
            <text:p>0.980198262449639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4" calcext:value-type="float">
            <text:p>24</text:p>
          </table:table-cell>
          <table:table-cell office:value-type="float" office:value="0.940886699507389" calcext:value-type="float">
            <text:p>0.940886699507389</text:p>
          </table:table-cell>
          <table:table-cell office:value-type="float" office:value="0.982307147912244" calcext:value-type="float">
            <text:p>0.982307147912244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80891719745223" calcext:value-type="float">
            <text:p>0.980891719745223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78768577494692" calcext:value-type="float">
            <text:p>0.978768577494692</text:p>
          </table:table-cell>
          <table:table-cell office:value-type="float" office:value="0.910891089108911" calcext:value-type="float">
            <text:p>0.910891089108911</text:p>
          </table:table-cell>
          <table:table-cell office:value-type="float" office:value="0.982319660537482" calcext:value-type="float">
            <text:p>0.98231966053748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8076379066478" calcext:value-type="float">
            <text:p>0.978076379066478</text:p>
          </table:table-cell>
          <table:table-cell office:value-type="float" office:value="0.900497512437811" calcext:value-type="float">
            <text:p>0.900497512437811</text:p>
          </table:table-cell>
          <table:table-cell office:value-type="float" office:value="0.980212014134276" calcext:value-type="float">
            <text:p>0.980212014134276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80212014134276" calcext:value-type="float">
            <text:p>0.980212014134276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78798586572438" calcext:value-type="float">
            <text:p>0.978798586572438</text:p>
          </table:table-cell>
          <table:table-cell office:value-type="float" office:value="0.853072932900377" calcext:value-type="float">
            <text:p>0.853072932900377</text:p>
          </table:table-cell>
          <table:table-cell office:value-type="float" office:value="0.756479983812566" calcext:value-type="float">
            <text:p>0.756479983812566</text:p>
          </table:table-cell>
          <table:table-cell office:value-type="float" office:value="0.0218387285266979" calcext:value-type="float">
            <text:p>0.021838728526698</text:p>
          </table:table-cell>
          <table:table-cell office:value-type="float" office:value="0.00149726708135619" calcext:value-type="float">
            <text:p>0.001497267081356</text:p>
          </table:table-cell>
        </table:table-row>
        <table:table-row table:style-name="ro1">
          <table:table-cell office:value-type="float" office:value="20.3868718147278" calcext:value-type="float">
            <text:p>20.3868718147278</text:p>
          </table:table-cell>
          <table:table-cell office:value-type="float" office:value="12.0388351976872" calcext:value-type="float">
            <text:p>12.0388351976872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80463342680609" calcext:value-type="float">
            <text:p>0.980463342680609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4" calcext:value-type="float">
            <text:p>24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82307147912244" calcext:value-type="float">
            <text:p>0.982307147912244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82307147912244" calcext:value-type="float">
            <text:p>0.982307147912244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78060863411182" calcext:value-type="float">
            <text:p>0.978060863411182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80905233380481" calcext:value-type="float">
            <text:p>0.98090523338048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8783592644979" calcext:value-type="float">
            <text:p>0.978783592644979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80212014134276" calcext:value-type="float">
            <text:p>0.980212014134276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8303886925795" calcext:value-type="float">
            <text:p>0.98303886925795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78091872791519" calcext:value-type="float">
            <text:p>0.978091872791519</text:p>
          </table:table-cell>
          <table:table-cell office:value-type="float" office:value="1.049394493032" calcext:value-type="float">
            <text:p>1.049394493032</text:p>
          </table:table-cell>
          <table:table-cell office:value-type="float" office:value="0.627747691583264" calcext:value-type="float">
            <text:p>0.627747691583264</text:p>
          </table:table-cell>
          <table:table-cell office:value-type="float" office:value="0.0200763510488601" calcext:value-type="float">
            <text:p>0.02007635104886</text:p>
          </table:table-cell>
          <table:table-cell office:value-type="float" office:value="0.00186776411455375" calcext:value-type="float">
            <text:p>0.001867764114554</text:p>
          </table:table-cell>
        </table:table-row>
        <table:table-row table:style-name="ro1">
          <table:table-cell office:value-type="float" office:value="18.1648020148277" calcext:value-type="float">
            <text:p>18.1648020148277</text:p>
          </table:table-cell>
          <table:table-cell office:value-type="float" office:value="7.69195437431335" calcext:value-type="float">
            <text:p>7.69195437431335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77988781846961" calcext:value-type="float">
            <text:p>0.977988781846961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4" calcext:value-type="float">
            <text:p>24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78060863411182" calcext:value-type="float">
            <text:p>0.978060863411182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80891719745223" calcext:value-type="float">
            <text:p>0.980891719745223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79476291578202" calcext:value-type="float">
            <text:p>0.979476291578202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77369165487977" calcext:value-type="float">
            <text:p>0.977369165487977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8783592644979" calcext:value-type="float">
            <text:p>0.978783592644979</text:p>
          </table:table-cell>
          <table:table-cell office:value-type="float" office:value="0.895522388059701" calcext:value-type="float">
            <text:p>0.895522388059701</text:p>
          </table:table-cell>
          <table:table-cell office:value-type="float" office:value="0.975971731448763" calcext:value-type="float">
            <text:p>0.975971731448763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77385159010601" calcext:value-type="float">
            <text:p>0.977385159010601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5971731448763" calcext:value-type="float">
            <text:p>0.975971731448763</text:p>
          </table:table-cell>
          <table:table-cell office:value-type="float" office:value="1.30972427039985" calcext:value-type="float">
            <text:p>1.30972427039985</text:p>
          </table:table-cell>
          <table:table-cell office:value-type="float" office:value="0.723639431971776" calcext:value-type="float">
            <text:p>0.723639431971776</text:p>
          </table:table-cell>
          <table:table-cell office:value-type="float" office:value="0.0257301187237689" calcext:value-type="float">
            <text:p>0.025730118723769</text:p>
          </table:table-cell>
          <table:table-cell office:value-type="float" office:value="0.00158752650280572" calcext:value-type="float">
            <text:p>0.001587526502806</text:p>
          </table:table-cell>
        </table:table-row>
        <table:table-row table:style-name="ro1">
          <table:table-cell office:value-type="float" office:value="18.9102024435997" calcext:value-type="float">
            <text:p>18.9102024435997</text:p>
          </table:table-cell>
          <table:table-cell office:value-type="float" office:value="7.52070325613022" calcext:value-type="float">
            <text:p>7.52070325613022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79844593097262" calcext:value-type="float">
            <text:p>0.979844593097262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8" calcext:value-type="float">
            <text:p>28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81599433828733" calcext:value-type="float">
            <text:p>0.981599433828733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80891719745223" calcext:value-type="float">
            <text:p>0.980891719745223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78768577494692" calcext:value-type="float">
            <text:p>0.978768577494692</text:p>
          </table:table-cell>
          <table:table-cell office:value-type="float" office:value="0.910891089108911" calcext:value-type="float">
            <text:p>0.910891089108911</text:p>
          </table:table-cell>
          <table:table-cell office:value-type="float" office:value="0.981612446958981" calcext:value-type="float">
            <text:p>0.98161244695898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6661951909477" calcext:value-type="float">
            <text:p>0.976661951909477</text:p>
          </table:table-cell>
          <table:table-cell office:value-type="float" office:value="0.900497512437811" calcext:value-type="float">
            <text:p>0.900497512437811</text:p>
          </table:table-cell>
          <table:table-cell office:value-type="float" office:value="0.980212014134276" calcext:value-type="float">
            <text:p>0.980212014134276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80212014134276" calcext:value-type="float">
            <text:p>0.980212014134276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78798586572438" calcext:value-type="float">
            <text:p>0.978798586572438</text:p>
          </table:table-cell>
          <table:table-cell office:value-type="float" office:value="1.72450777666036" calcext:value-type="float">
            <text:p>1.72450777666036</text:p>
          </table:table-cell>
          <table:table-cell office:value-type="float" office:value="0.477700346820879" calcext:value-type="float">
            <text:p>0.477700346820879</text:p>
          </table:table-cell>
          <table:table-cell office:value-type="float" office:value="0.021520927245466" calcext:value-type="float">
            <text:p>0.021520927245466</text:p>
          </table:table-cell>
          <table:table-cell office:value-type="float" office:value="0.00157925568228014" calcext:value-type="float">
            <text:p>0.00157925568228</text:p>
          </table:table-cell>
        </table:table-row>
        <table:table-row table:style-name="ro1">
          <table:table-cell office:value-type="float" office:value="17.8504628241062" calcext:value-type="float">
            <text:p>17.8504628241062</text:p>
          </table:table-cell>
          <table:table-cell office:value-type="float" office:value="7.00200149416924" calcext:value-type="float">
            <text:p>7.00200149416924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77191853364497" calcext:value-type="float">
            <text:p>0.977191853364497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0" calcext:value-type="float">
            <text:p>11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8" calcext:value-type="float">
            <text:p>28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5230007077141" calcext:value-type="float">
            <text:p>0.975230007077141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78060863411182" calcext:value-type="float">
            <text:p>0.978060863411182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75230007077141" calcext:value-type="float">
            <text:p>0.975230007077141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7949080622348" calcext:value-type="float">
            <text:p>0.97949080622348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78091872791519" calcext:value-type="float">
            <text:p>0.978091872791519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78798586572438" calcext:value-type="float">
            <text:p>0.978798586572438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7385159010601" calcext:value-type="float">
            <text:p>0.977385159010601</text:p>
          </table:table-cell>
          <table:table-cell office:value-type="float" office:value="0.882697149736549" calcext:value-type="float">
            <text:p>0.882697149736549</text:p>
          </table:table-cell>
          <table:table-cell office:value-type="float" office:value="0.777073118799599" calcext:value-type="float">
            <text:p>0.777073118799599</text:p>
          </table:table-cell>
          <table:table-cell office:value-type="float" office:value="0.020325796786877" calcext:value-type="float">
            <text:p>0.020325796786877</text:p>
          </table:table-cell>
          <table:table-cell office:value-type="float" office:value="0.00161815681464863" calcext:value-type="float">
            <text:p>0.001618156814649</text:p>
          </table:table-cell>
        </table:table-row>
        <table:table-row table:style-name="ro1">
          <table:table-cell office:value-type="float" office:value="22.751874089241" calcext:value-type="float">
            <text:p>22.751874089241</text:p>
          </table:table-cell>
          <table:table-cell office:value-type="float" office:value="10.9659241735935" calcext:value-type="float">
            <text:p>10.9659241735935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77723138901569" calcext:value-type="float">
            <text:p>0.977723138901569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8" calcext:value-type="float">
            <text:p>28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8768577494692" calcext:value-type="float">
            <text:p>0.978768577494692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78768577494692" calcext:value-type="float">
            <text:p>0.978768577494692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76645435244161" calcext:value-type="float">
            <text:p>0.976645435244161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77369165487977" calcext:value-type="float">
            <text:p>0.977369165487977</text:p>
          </table:table-cell>
          <table:table-cell office:value-type="float" office:value="0.900497512437811" calcext:value-type="float">
            <text:p>0.900497512437811</text:p>
          </table:table-cell>
          <table:table-cell office:value-type="float" office:value="0.976678445229682" calcext:value-type="float">
            <text:p>0.976678445229682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77385159010601" calcext:value-type="float">
            <text:p>0.977385159010601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75971731448763" calcext:value-type="float">
            <text:p>0.975971731448763</text:p>
          </table:table-cell>
          <table:table-cell office:value-type="float" office:value="2.17328197906711" calcext:value-type="float">
            <text:p>2.17328197906711</text:p>
          </table:table-cell>
          <table:table-cell office:value-type="float" office:value="1.91162556011562" calcext:value-type="float">
            <text:p>1.91162556011562</text:p>
          </table:table-cell>
          <table:table-cell office:value-type="float" office:value="0.0219118100427699" calcext:value-type="float">
            <text:p>0.02191181004277</text:p>
          </table:table-cell>
          <table:table-cell office:value-type="float" office:value="0.00131675286531136" calcext:value-type="float">
            <text:p>0.001316752865311</text:p>
          </table:table-cell>
        </table:table-row>
      </table:table>
      <table:named-expressions/>
      <table:database-ranges>
        <table:database-range table:name="__Anonymous_Sheet_DB__0" table:target-range-address="search_results_7.A1:search_results_7.AF31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5T09:09:47.841524682</dc:date>
    <meta:editing-duration>PT2M16S</meta:editing-duration>
    <meta:editing-cycles>1</meta:editing-cycles>
    <meta:document-statistic meta:table-count="1" meta:cell-count="982" meta:object-count="0"/>
    <meta:generator>LibreOffice/5.2.7.2$Linux_X86_64 LibreOffice_project/20m0$Build-2</meta:generator>
  </office:meta>
</office:document-meta>
</file>